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693cm" svg:height="1.119cm" svg:x="3.893cm" svg:y="1.512cm">
          <draw:text-box>
            <text:p text:style-name="P1"><text:span text:style-name="T1">InitiatorName: </text:span><text:span text:style-name="T2">iqn:DEV_domain</text:span></text:p>
          </draw:text-box>
        </draw:frame>
        <draw:frame draw:style-name="gr1" draw:layer="layout" svg:width="18.708cm" svg:height="4.517cm" svg:x="0.808cm" svg:y="3.571cm">
          <draw:text-box>
            <text:p><text:span text:style-name="T3">Misconfiguration description: </text:span>For NetApp commercial storage system's device configuration, the name of initiator (i.e., InitiatorName) can only allow lowercase letters, while the user set the name with some capital letters “DEV”.</text:p>
            <text:p/>
            <text:p><text:span text:style-name="T3">Impact:</text:span> A storage share cannot be recognized. </text:p>
          </draw:text-box>
        </draw:frame>
        <draw:rect draw:style-name="gr2" draw:text-style-name="P2" draw:layer="layout" svg:width="19.183cm" svg:height="8.306cm" svg:x="0.533cm" svg:y="0.363cm">
          <text:p/>
        </draw:rect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71cm" fo:page-height="9.0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4.136cm" svg:x="1cm" svg:y="3.852cm"/>
      <draw:page-thumbnail draw:layer="backgroundobjects" svg:width="9.294cm" svg:height="4.136cm" svg:x="1cm" svg:y="11.9cm"/>
      <draw:page-thumbnail draw:layer="backgroundobjects" svg:width="9.294cm" svg:height="4.136cm" svg:x="1cm" svg:y="19.948cm"/>
      <draw:page-thumbnail draw:layer="backgroundobjects" svg:width="9.294cm" svg:height="4.136cm" svg:x="11.295cm" svg:y="3.852cm"/>
      <draw:page-thumbnail draw:layer="backgroundobjects" svg:width="9.294cm" svg:height="4.136cm" svg:x="11.295cm" svg:y="11.9cm"/>
      <draw:page-thumbnail draw:layer="backgroundobjects" svg:width="9.294cm" svg:height="4.136cm" svg:x="11.295cm" svg:y="19.94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17T14:52:42</meta:creation-date>
    <meta:editing-duration>PT3M21S</meta:editing-duration>
    <meta:editing-cycles>2</meta:editing-cycles>
    <dc:date>2016-01-17T15:11:14</dc:date>
    <dc:creator>Ennan Zhai</dc:creator>
    <meta:document-statistic meta:object-count="26"/>
    <meta:generator>OpenOffice/4.0.1$Unix OpenOffice.org_project/401m5$Build-9714</meta:generator>
  </office:meta>
</office:document-meta>
</file>